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6.846cm" style:rel-column-width="26389*"/>
    </style:style>
    <style:style style:name="Table1.C" style:family="table-column">
      <style:table-column-properties style:column-width="4.489cm" style:rel-column-width="173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style:font-name="Charis SI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NKONYA</text:p>
          </table:table-cell>
          <table:table-cell table:style-name="Table1.A1" office:value-type="string">
            <text:p text:style-name="P1"><text:span text:style-name="T1">NOTES/ASƲN</text:span> BAMBA</text:p>
          </table:table-cell>
          <table:table-cell table:style-name="Table1.C1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P2"><text:s/>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vines</text:p>
          </table:table-cell>
        </table:table-row>
        <table:table-row>
          <table:table-cell table:style-name="Table1.A2" office:value-type="string">
            <text:p text:style-name="Table_20_Contents">Sankats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/Efwiafʋw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/ekikibwi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iɛn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onflo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lanbi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bi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wog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ɔnkɔm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bwibwi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m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ɔwrɛ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odo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sap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w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yablɩ (fututu, pɛpɛ, bibi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odogol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bie fututu/pɛpɛ/bi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nk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nmawakut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ʋnswɛ (pɛpɛ, yinhɛ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sʋlʋtɔ sʋnsw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gyugyur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ɛyilɛl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Totod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u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/Etoboka, apwɛafita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ɔtɩmansʋ /fututu/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amata yinh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ulunfɔl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plɛkpl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ɔfʋnkrum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ntakplama /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impoli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waɩtɛt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ɩaɩ ayi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/enyan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emantic Domain..Vines..................... <text:s text:c="12"/>Date......2/11/2012............. <text:s text:c="6"/>No........</text:p>
        <text:p text:style-name="Header">Recorder......OFORI.................... <text:s text:c="20"/>Glossed................................................</text:p>
        <text:p text:style-name="Header">Keyboarded....LINDA..................... <text:s text:c="16"/>File Name.......................filed on EL PC dict folde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1:12:27</meta:creation-date>
    <dc:title>BalsaDefault</dc:title>
    <meta:editing-duration>PT5H29M5S</meta:editing-duration>
    <meta:editing-cycles>15</meta:editing-cycles>
    <meta:generator>LibreOffice/3.5$Linux_x86 LibreOffice_project/350m1$Build-2</meta:generator>
    <dc:date>2012-12-11T10:59:53</dc:date>
    <dc:creator>Balsa User</dc:creator>
    <meta:document-statistic meta:table-count="1" meta:image-count="0" meta:object-count="0" meta:page-count="2" meta:paragraph-count="45" meta:word-count="69" meta:character-count="795" meta:non-whitespace-character-count="701"/>
    <meta:template xlink:type="simple" xlink:actuate="onRequest" xlink:title="BalsaDefault" xlink:href="../../home/balsa/.config/libreoffice/3/user/template/BalsaDefault.ott" meta:date="2012-11-02T11:12:26"/>
  </office:meta>
</office:document-meta>
</file>